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53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1.32mm"/>
    </style:style>
    <style:style style:name="co6" style:family="table-column">
      <style:table-column-properties fo:break-before="auto" style:column-width="19.07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20.4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16.58mm"/>
    </style:style>
    <style:style style:name="co12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b2b2b2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tyle="italic" style:font-style-asian="italic" style:font-style-complex="italic"/>
    </style:style>
    <style:style style:name="ce10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ui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sign px</text:p>
          </table:table-cell>
          <table:table-cell office:value-type="string" calcext:value-type="string">
            <text:p>Design units</text:p>
          </table:table-cell>
          <table:table-cell office:value-type="string" calcext:value-type="string">
            <text:p>css p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arget screen siz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office:value-type="float" office:value="1920" calcext:value-type="float">
            <text:p>192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float" office:value="1080" calcext:value-type="float">
            <text:p>108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ss screen siz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ttp://mydevice.io/devices/</text:p>
          </table:table-cell>
          <table:table-cell/>
          <table:table-cell office:value-type="string" calcext:value-type="string">
            <text:p>LG Nexus 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esign g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F7]/[.E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8]/[.E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esign grid squar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table:formula="of:=[.D4]/[.E4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E14]*[.$F$1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table:formula="of:=[.D5]/[.E5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E15]*[.$F$1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16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ader</text:p>
          </table:table-cell>
          <table:table-cell table:number-columns-repeated="3"/>
          <table:table-cell table:formula="of:=[.E17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18]*[.$F$1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19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ooter</text:p>
          </table:table-cell>
          <table:table-cell table:number-columns-repeated="3"/>
          <table:table-cell table:formula="of:=[.E20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21]*[.$F$1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22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on</text:p>
          </table:table-cell>
          <table:table-cell table:number-columns-repeated="3"/>
          <table:table-cell table:formula="of:=[.E23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24]*[.$F$11]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25]*[.$F$1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formula="of:=[.D26]/[.D14]" office:value-type="float" office:value="0.9" calcext:value-type="float">
            <text:p>0,9</text:p>
          </table:table-cell>
          <table:table-cell table:formula="of:=[.E26]*[.$F$1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alog</text:p>
          </table:table-cell>
          <table:table-cell table:number-columns-repeated="3"/>
          <table:table-cell table:formula="of:=[.E27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E28]*[.$F$11]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E29]*[.$F$11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0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1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2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3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4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5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6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7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8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39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40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41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42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9" table:default-cell-style-name="ce3"/>
        <table:table-column table:style-name="co1" table:number-columns-repeated="1011" table:default-cell-style-name="ce3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quality</text:p>
          </table:table-cell>
          <table:table-cell table:style-name="ce8" office:value-type="string" calcext:value-type="string" table:number-columns-spanned="2" table:number-rows-spanned="1">
            <text:p>common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uncommon</text:p>
          </table:table-cell>
          <table:covered-table-cell table:style-name="ce11"/>
          <table:table-cell table:style-name="ce13" office:value-type="string" calcext:value-type="string" table:number-columns-spanned="2" table:number-rows-spanned="1">
            <text:p>rare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epic</text:p>
          </table:table-cell>
          <table:covered-table-cell table:style-name="ce11"/>
          <table:table-cell table:style-name="ce15" office:value-type="string" calcext:value-type="string" table:number-columns-spanned="2" table:number-rows-spanned="1">
            <text:p>legendary</text:p>
          </table:table-cell>
          <table:covered-table-cell table:style-name="ce11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enhancement level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table:formula="of:=[.D5]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formula="of:=[.F5]" office:value-type="float" office:value="19" calcext:value-type="float">
            <text:p>19</text:p>
          </table:table-cell>
          <table:table-cell table:style-name="ce9" office:value-type="float" office:value="46" calcext:value-type="float">
            <text:p>46</text:p>
          </table:table-cell>
          <table:table-cell table:style-name="ce9" table:formula="of:=[.H5]" office:value-type="float" office:value="46" calcext:value-type="float">
            <text:p>46</text:p>
          </table:table-cell>
          <table:table-cell table:style-name="ce9" office:value-type="float" office:value="91" calcext:value-type="float">
            <text:p>91</text:p>
          </table:table-cell>
          <table:table-cell table:style-name="ce9" table:formula="of:=[.J5]" office:value-type="float" office:value="91" calcext:value-type="float">
            <text:p>91</text:p>
          </table:table-cell>
          <table:table-cell table:style-name="ce9" office:value-type="float" office:value="182" calcext:value-type="float">
            <text:p>182</text:p>
          </table:table-cell>
          <table:table-cell table:style-name="ce9" table:formula="of:=[.L5]" office:value-type="float" office:value="182" calcext:value-type="float">
            <text:p>18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7" table:formula="of:=[.$B$1]+[.B6]*[.$C$1]" office:value-type="float" office:value="1" calcext:value-type="float">
            <text:p>1,00</text:p>
          </table:table-cell>
          <table:table-cell table:style-name="ce10" table:formula="of:=[.$B$2]*[.D$5]*[.$C6]" office:value-type="float" office:value="1" calcext:value-type="float">
            <text:p>1</text:p>
          </table:table-cell>
          <table:table-cell table:style-name="ce10" table:formula="of:=[.$C$2]*[.E$5]*[.$C6]" office:value-type="float" office:value="20" calcext:value-type="float">
            <text:p>20</text:p>
          </table:table-cell>
          <table:table-cell table:style-name="ce10" table:formula="of:=[.$B$2]*[.F$5]*[.$C6]" office:value-type="float" office:value="19" calcext:value-type="float">
            <text:p>19</text:p>
          </table:table-cell>
          <table:table-cell table:style-name="ce10" table:formula="of:=[.$C$2]*[.G$5]*[.$C6]" office:value-type="float" office:value="380" calcext:value-type="float">
            <text:p>380</text:p>
          </table:table-cell>
          <table:table-cell table:style-name="ce10" table:formula="of:=[.$B$2]*[.H$5]*[.$C6]" office:value-type="float" office:value="46" calcext:value-type="float">
            <text:p>46</text:p>
          </table:table-cell>
          <table:table-cell table:style-name="ce10" table:formula="of:=[.$C$2]*[.I$5]*[.$C6]" office:value-type="float" office:value="920" calcext:value-type="float">
            <text:p>920</text:p>
          </table:table-cell>
          <table:table-cell table:style-name="ce10" table:formula="of:=[.$B$2]*[.J$5]*[.$C6]" office:value-type="float" office:value="91" calcext:value-type="float">
            <text:p>91</text:p>
          </table:table-cell>
          <table:table-cell table:style-name="ce10" table:formula="of:=[.$C$2]*[.K$5]*[.$C6]" office:value-type="float" office:value="1820" calcext:value-type="float">
            <text:p>1 820</text:p>
          </table:table-cell>
          <table:table-cell table:style-name="ce10" table:formula="of:=[.$B$2]*[.L$5]*[.$C6]" office:value-type="float" office:value="182" calcext:value-type="float">
            <text:p>182</text:p>
          </table:table-cell>
          <table:table-cell table:style-name="ce10" table:formula="of:=[.$C$2]*[.M$5]*[.$C6]" office:value-type="float" office:value="3640" calcext:value-type="float">
            <text:p>3 640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7" table:formula="of:=[.$B$1]+[.B7]*[.$C$1]" office:value-type="float" office:value="1.2" calcext:value-type="float">
            <text:p>1,20</text:p>
          </table:table-cell>
          <table:table-cell table:style-name="ce10" table:formula="of:=[.$B$2]*[.D$5]*[.$C7]" office:value-type="float" office:value="1.2" calcext:value-type="float">
            <text:p>1</text:p>
          </table:table-cell>
          <table:table-cell table:style-name="ce10" table:formula="of:=[.$C$2]*[.E$5]*[.$C7]" office:value-type="float" office:value="24" calcext:value-type="float">
            <text:p>24</text:p>
          </table:table-cell>
          <table:table-cell table:style-name="ce10" table:formula="of:=[.$B$2]*[.F$5]*[.$C7]" office:value-type="float" office:value="22.8" calcext:value-type="float">
            <text:p>23</text:p>
          </table:table-cell>
          <table:table-cell table:style-name="ce10" table:formula="of:=[.$C$2]*[.G$5]*[.$C7]" office:value-type="float" office:value="456" calcext:value-type="float">
            <text:p>456</text:p>
          </table:table-cell>
          <table:table-cell table:style-name="ce10" table:formula="of:=[.$B$2]*[.H$5]*[.$C7]" office:value-type="float" office:value="55.2" calcext:value-type="float">
            <text:p>55</text:p>
          </table:table-cell>
          <table:table-cell table:style-name="ce10" table:formula="of:=[.$C$2]*[.I$5]*[.$C7]" office:value-type="float" office:value="1104" calcext:value-type="float">
            <text:p>1 104</text:p>
          </table:table-cell>
          <table:table-cell table:style-name="ce10" table:formula="of:=[.$B$2]*[.J$5]*[.$C7]" office:value-type="float" office:value="109.2" calcext:value-type="float">
            <text:p>109</text:p>
          </table:table-cell>
          <table:table-cell table:style-name="ce10" table:formula="of:=[.$C$2]*[.K$5]*[.$C7]" office:value-type="float" office:value="2184" calcext:value-type="float">
            <text:p>2 184</text:p>
          </table:table-cell>
          <table:table-cell table:style-name="ce10" table:formula="of:=[.$B$2]*[.L$5]*[.$C7]" office:value-type="float" office:value="218.4" calcext:value-type="float">
            <text:p>218</text:p>
          </table:table-cell>
          <table:table-cell table:style-name="ce10" table:formula="of:=[.$C$2]*[.M$5]*[.$C7]" office:value-type="float" office:value="4368" calcext:value-type="float">
            <text:p>4 368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[.$B$1]+[.B8]*[.$C$1]" office:value-type="float" office:value="1.4" calcext:value-type="float">
            <text:p>1,40</text:p>
          </table:table-cell>
          <table:table-cell table:style-name="ce10" table:formula="of:=[.$B$2]*[.D$5]*[.$C8]" office:value-type="float" office:value="1.4" calcext:value-type="float">
            <text:p>1</text:p>
          </table:table-cell>
          <table:table-cell table:style-name="ce10" table:formula="of:=[.$C$2]*[.E$5]*[.$C8]" office:value-type="float" office:value="28" calcext:value-type="float">
            <text:p>28</text:p>
          </table:table-cell>
          <table:table-cell table:style-name="ce10" table:formula="of:=[.$B$2]*[.F$5]*[.$C8]" office:value-type="float" office:value="26.6" calcext:value-type="float">
            <text:p>27</text:p>
          </table:table-cell>
          <table:table-cell table:style-name="ce10" table:formula="of:=[.$C$2]*[.G$5]*[.$C8]" office:value-type="float" office:value="532" calcext:value-type="float">
            <text:p>532</text:p>
          </table:table-cell>
          <table:table-cell table:style-name="ce10" table:formula="of:=[.$B$2]*[.H$5]*[.$C8]" office:value-type="float" office:value="64.4" calcext:value-type="float">
            <text:p>64</text:p>
          </table:table-cell>
          <table:table-cell table:style-name="ce10" table:formula="of:=[.$C$2]*[.I$5]*[.$C8]" office:value-type="float" office:value="1288" calcext:value-type="float">
            <text:p>1 288</text:p>
          </table:table-cell>
          <table:table-cell table:style-name="ce10" table:formula="of:=[.$B$2]*[.J$5]*[.$C8]" office:value-type="float" office:value="127.4" calcext:value-type="float">
            <text:p>127</text:p>
          </table:table-cell>
          <table:table-cell table:style-name="ce10" table:formula="of:=[.$C$2]*[.K$5]*[.$C8]" office:value-type="float" office:value="2548" calcext:value-type="float">
            <text:p>2 548</text:p>
          </table:table-cell>
          <table:table-cell table:style-name="ce10" table:formula="of:=[.$B$2]*[.L$5]*[.$C8]" office:value-type="float" office:value="254.8" calcext:value-type="float">
            <text:p>255</text:p>
          </table:table-cell>
          <table:table-cell table:style-name="ce10" table:formula="of:=[.$C$2]*[.M$5]*[.$C8]" office:value-type="float" office:value="5096" calcext:value-type="float">
            <text:p>5 096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[.$B$1]+[.B9]*[.$C$1]" office:value-type="float" office:value="1.6" calcext:value-type="float">
            <text:p>1,60</text:p>
          </table:table-cell>
          <table:table-cell table:style-name="ce10" table:formula="of:=[.$B$2]*[.D$5]*[.$C9]" office:value-type="float" office:value="1.6" calcext:value-type="float">
            <text:p>2</text:p>
          </table:table-cell>
          <table:table-cell table:style-name="ce10" table:formula="of:=[.$C$2]*[.E$5]*[.$C9]" office:value-type="float" office:value="32" calcext:value-type="float">
            <text:p>32</text:p>
          </table:table-cell>
          <table:table-cell table:style-name="ce10" table:formula="of:=[.$B$2]*[.F$5]*[.$C9]" office:value-type="float" office:value="30.4" calcext:value-type="float">
            <text:p>30</text:p>
          </table:table-cell>
          <table:table-cell table:style-name="ce10" table:formula="of:=[.$C$2]*[.G$5]*[.$C9]" office:value-type="float" office:value="608" calcext:value-type="float">
            <text:p>608</text:p>
          </table:table-cell>
          <table:table-cell table:style-name="ce10" table:formula="of:=[.$B$2]*[.H$5]*[.$C9]" office:value-type="float" office:value="73.6" calcext:value-type="float">
            <text:p>74</text:p>
          </table:table-cell>
          <table:table-cell table:style-name="ce10" table:formula="of:=[.$C$2]*[.I$5]*[.$C9]" office:value-type="float" office:value="1472" calcext:value-type="float">
            <text:p>1 472</text:p>
          </table:table-cell>
          <table:table-cell table:style-name="ce10" table:formula="of:=[.$B$2]*[.J$5]*[.$C9]" office:value-type="float" office:value="145.6" calcext:value-type="float">
            <text:p>146</text:p>
          </table:table-cell>
          <table:table-cell table:style-name="ce10" table:formula="of:=[.$C$2]*[.K$5]*[.$C9]" office:value-type="float" office:value="2912" calcext:value-type="float">
            <text:p>2 912</text:p>
          </table:table-cell>
          <table:table-cell table:style-name="ce10" table:formula="of:=[.$B$2]*[.L$5]*[.$C9]" office:value-type="float" office:value="291.2" calcext:value-type="float">
            <text:p>291</text:p>
          </table:table-cell>
          <table:table-cell table:style-name="ce10" table:formula="of:=[.$C$2]*[.M$5]*[.$C9]" office:value-type="float" office:value="5824" calcext:value-type="float">
            <text:p>5 824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[.$B$1]+[.B10]*[.$C$1]" office:value-type="float" office:value="1.8" calcext:value-type="float">
            <text:p>1,80</text:p>
          </table:table-cell>
          <table:table-cell table:style-name="ce10" table:formula="of:=[.$B$2]*[.D$5]*[.$C10]" office:value-type="float" office:value="1.8" calcext:value-type="float">
            <text:p>2</text:p>
          </table:table-cell>
          <table:table-cell table:style-name="ce10" table:formula="of:=[.$C$2]*[.E$5]*[.$C10]" office:value-type="float" office:value="36" calcext:value-type="float">
            <text:p>36</text:p>
          </table:table-cell>
          <table:table-cell table:style-name="ce10" table:formula="of:=[.$B$2]*[.F$5]*[.$C10]" office:value-type="float" office:value="34.2" calcext:value-type="float">
            <text:p>34</text:p>
          </table:table-cell>
          <table:table-cell table:style-name="ce10" table:formula="of:=[.$C$2]*[.G$5]*[.$C10]" office:value-type="float" office:value="684" calcext:value-type="float">
            <text:p>684</text:p>
          </table:table-cell>
          <table:table-cell table:style-name="ce10" table:formula="of:=[.$B$2]*[.H$5]*[.$C10]" office:value-type="float" office:value="82.8" calcext:value-type="float">
            <text:p>83</text:p>
          </table:table-cell>
          <table:table-cell table:style-name="ce10" table:formula="of:=[.$C$2]*[.I$5]*[.$C10]" office:value-type="float" office:value="1656" calcext:value-type="float">
            <text:p>1 656</text:p>
          </table:table-cell>
          <table:table-cell table:style-name="ce10" table:formula="of:=[.$B$2]*[.J$5]*[.$C10]" office:value-type="float" office:value="163.8" calcext:value-type="float">
            <text:p>164</text:p>
          </table:table-cell>
          <table:table-cell table:style-name="ce10" table:formula="of:=[.$C$2]*[.K$5]*[.$C10]" office:value-type="float" office:value="3276" calcext:value-type="float">
            <text:p>3 276</text:p>
          </table:table-cell>
          <table:table-cell table:style-name="ce10" table:formula="of:=[.$B$2]*[.L$5]*[.$C10]" office:value-type="float" office:value="327.6" calcext:value-type="float">
            <text:p>328</text:p>
          </table:table-cell>
          <table:table-cell table:style-name="ce10" table:formula="of:=[.$C$2]*[.M$5]*[.$C10]" office:value-type="float" office:value="6552" calcext:value-type="float">
            <text:p>6 55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[.$B$1]+[.B11]*[.$C$1]" office:value-type="float" office:value="2" calcext:value-type="float">
            <text:p>2,00</text:p>
          </table:table-cell>
          <table:table-cell table:style-name="ce10" table:formula="of:=[.$B$2]*[.D$5]*[.$C11]" office:value-type="float" office:value="2" calcext:value-type="float">
            <text:p>2</text:p>
          </table:table-cell>
          <table:table-cell table:style-name="ce10" table:formula="of:=[.$C$2]*[.E$5]*[.$C11]" office:value-type="float" office:value="40" calcext:value-type="float">
            <text:p>40</text:p>
          </table:table-cell>
          <table:table-cell table:style-name="ce10" table:formula="of:=[.$B$2]*[.F$5]*[.$C11]" office:value-type="float" office:value="38" calcext:value-type="float">
            <text:p>38</text:p>
          </table:table-cell>
          <table:table-cell table:style-name="ce10" table:formula="of:=[.$C$2]*[.G$5]*[.$C11]" office:value-type="float" office:value="760" calcext:value-type="float">
            <text:p>760</text:p>
          </table:table-cell>
          <table:table-cell table:style-name="ce10" table:formula="of:=[.$B$2]*[.H$5]*[.$C11]" office:value-type="float" office:value="92" calcext:value-type="float">
            <text:p>92</text:p>
          </table:table-cell>
          <table:table-cell table:style-name="ce10" table:formula="of:=[.$C$2]*[.I$5]*[.$C11]" office:value-type="float" office:value="1840" calcext:value-type="float">
            <text:p>1 840</text:p>
          </table:table-cell>
          <table:table-cell table:style-name="ce10" table:formula="of:=[.$B$2]*[.J$5]*[.$C11]" office:value-type="float" office:value="182" calcext:value-type="float">
            <text:p>182</text:p>
          </table:table-cell>
          <table:table-cell table:style-name="ce10" table:formula="of:=[.$C$2]*[.K$5]*[.$C11]" office:value-type="float" office:value="3640" calcext:value-type="float">
            <text:p>3 640</text:p>
          </table:table-cell>
          <table:table-cell table:style-name="ce10" table:formula="of:=[.$B$2]*[.L$5]*[.$C11]" office:value-type="float" office:value="364" calcext:value-type="float">
            <text:p>364</text:p>
          </table:table-cell>
          <table:table-cell table:style-name="ce10" table:formula="of:=[.$C$2]*[.M$5]*[.$C11]" office:value-type="float" office:value="7280" calcext:value-type="float">
            <text:p>7 280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[.$B$1]+[.B12]*[.$C$1]" office:value-type="float" office:value="2.2" calcext:value-type="float">
            <text:p>2,20</text:p>
          </table:table-cell>
          <table:table-cell table:style-name="ce10" table:formula="of:=[.$B$2]*[.D$5]*[.$C12]" office:value-type="float" office:value="2.2" calcext:value-type="float">
            <text:p>2</text:p>
          </table:table-cell>
          <table:table-cell table:style-name="ce10" table:formula="of:=[.$C$2]*[.E$5]*[.$C12]" office:value-type="float" office:value="44" calcext:value-type="float">
            <text:p>44</text:p>
          </table:table-cell>
          <table:table-cell table:style-name="ce10" table:formula="of:=[.$B$2]*[.F$5]*[.$C12]" office:value-type="float" office:value="41.8" calcext:value-type="float">
            <text:p>42</text:p>
          </table:table-cell>
          <table:table-cell table:style-name="ce10" table:formula="of:=[.$C$2]*[.G$5]*[.$C12]" office:value-type="float" office:value="836" calcext:value-type="float">
            <text:p>836</text:p>
          </table:table-cell>
          <table:table-cell table:style-name="ce10" table:formula="of:=[.$B$2]*[.H$5]*[.$C12]" office:value-type="float" office:value="101.2" calcext:value-type="float">
            <text:p>101</text:p>
          </table:table-cell>
          <table:table-cell table:style-name="ce10" table:formula="of:=[.$C$2]*[.I$5]*[.$C12]" office:value-type="float" office:value="2024" calcext:value-type="float">
            <text:p>2 024</text:p>
          </table:table-cell>
          <table:table-cell table:style-name="ce10" table:formula="of:=[.$B$2]*[.J$5]*[.$C12]" office:value-type="float" office:value="200.2" calcext:value-type="float">
            <text:p>200</text:p>
          </table:table-cell>
          <table:table-cell table:style-name="ce10" table:formula="of:=[.$C$2]*[.K$5]*[.$C12]" office:value-type="float" office:value="4004" calcext:value-type="float">
            <text:p>4 004</text:p>
          </table:table-cell>
          <table:table-cell table:style-name="ce10" table:formula="of:=[.$B$2]*[.L$5]*[.$C12]" office:value-type="float" office:value="400.4" calcext:value-type="float">
            <text:p>400</text:p>
          </table:table-cell>
          <table:table-cell table:style-name="ce10" table:formula="of:=[.$C$2]*[.M$5]*[.$C12]" office:value-type="float" office:value="8008" calcext:value-type="float">
            <text:p>8 008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[.$B$1]+[.B13]*[.$C$1]" office:value-type="float" office:value="2.4" calcext:value-type="float">
            <text:p>2,40</text:p>
          </table:table-cell>
          <table:table-cell table:style-name="ce10" table:formula="of:=[.$B$2]*[.D$5]*[.$C13]" office:value-type="float" office:value="2.4" calcext:value-type="float">
            <text:p>2</text:p>
          </table:table-cell>
          <table:table-cell table:style-name="ce10" table:formula="of:=[.$C$2]*[.E$5]*[.$C13]" office:value-type="float" office:value="48" calcext:value-type="float">
            <text:p>48</text:p>
          </table:table-cell>
          <table:table-cell table:style-name="ce10" table:formula="of:=[.$B$2]*[.F$5]*[.$C13]" office:value-type="float" office:value="45.6" calcext:value-type="float">
            <text:p>46</text:p>
          </table:table-cell>
          <table:table-cell table:style-name="ce10" table:formula="of:=[.$C$2]*[.G$5]*[.$C13]" office:value-type="float" office:value="912" calcext:value-type="float">
            <text:p>912</text:p>
          </table:table-cell>
          <table:table-cell table:style-name="ce10" table:formula="of:=[.$B$2]*[.H$5]*[.$C13]" office:value-type="float" office:value="110.4" calcext:value-type="float">
            <text:p>110</text:p>
          </table:table-cell>
          <table:table-cell table:style-name="ce10" table:formula="of:=[.$C$2]*[.I$5]*[.$C13]" office:value-type="float" office:value="2208" calcext:value-type="float">
            <text:p>2 208</text:p>
          </table:table-cell>
          <table:table-cell table:style-name="ce10" table:formula="of:=[.$B$2]*[.J$5]*[.$C13]" office:value-type="float" office:value="218.4" calcext:value-type="float">
            <text:p>218</text:p>
          </table:table-cell>
          <table:table-cell table:style-name="ce10" table:formula="of:=[.$C$2]*[.K$5]*[.$C13]" office:value-type="float" office:value="4368" calcext:value-type="float">
            <text:p>4 368</text:p>
          </table:table-cell>
          <table:table-cell table:style-name="ce10" table:formula="of:=[.$B$2]*[.L$5]*[.$C13]" office:value-type="float" office:value="436.8" calcext:value-type="float">
            <text:p>437</text:p>
          </table:table-cell>
          <table:table-cell table:style-name="ce10" table:formula="of:=[.$C$2]*[.M$5]*[.$C13]" office:value-type="float" office:value="8736" calcext:value-type="float">
            <text:p>8 736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[.$B$1]+[.B14]*[.$C$1]" office:value-type="float" office:value="2.6" calcext:value-type="float">
            <text:p>2,60</text:p>
          </table:table-cell>
          <table:table-cell table:style-name="ce10" table:formula="of:=[.$B$2]*[.D$5]*[.$C14]" office:value-type="float" office:value="2.6" calcext:value-type="float">
            <text:p>3</text:p>
          </table:table-cell>
          <table:table-cell table:style-name="ce10" table:formula="of:=[.$C$2]*[.E$5]*[.$C14]" office:value-type="float" office:value="52" calcext:value-type="float">
            <text:p>52</text:p>
          </table:table-cell>
          <table:table-cell table:style-name="ce10" table:formula="of:=[.$B$2]*[.F$5]*[.$C14]" office:value-type="float" office:value="49.4" calcext:value-type="float">
            <text:p>49</text:p>
          </table:table-cell>
          <table:table-cell table:style-name="ce10" table:formula="of:=[.$C$2]*[.G$5]*[.$C14]" office:value-type="float" office:value="988" calcext:value-type="float">
            <text:p>988</text:p>
          </table:table-cell>
          <table:table-cell table:style-name="ce10" table:formula="of:=[.$B$2]*[.H$5]*[.$C14]" office:value-type="float" office:value="119.6" calcext:value-type="float">
            <text:p>120</text:p>
          </table:table-cell>
          <table:table-cell table:style-name="ce10" table:formula="of:=[.$C$2]*[.I$5]*[.$C14]" office:value-type="float" office:value="2392" calcext:value-type="float">
            <text:p>2 392</text:p>
          </table:table-cell>
          <table:table-cell table:style-name="ce10" table:formula="of:=[.$B$2]*[.J$5]*[.$C14]" office:value-type="float" office:value="236.6" calcext:value-type="float">
            <text:p>237</text:p>
          </table:table-cell>
          <table:table-cell table:style-name="ce10" table:formula="of:=[.$C$2]*[.K$5]*[.$C14]" office:value-type="float" office:value="4732" calcext:value-type="float">
            <text:p>4 732</text:p>
          </table:table-cell>
          <table:table-cell table:style-name="ce10" table:formula="of:=[.$B$2]*[.L$5]*[.$C14]" office:value-type="float" office:value="473.2" calcext:value-type="float">
            <text:p>473</text:p>
          </table:table-cell>
          <table:table-cell table:style-name="ce10" table:formula="of:=[.$C$2]*[.M$5]*[.$C14]" office:value-type="float" office:value="9464" calcext:value-type="float">
            <text:p>9 464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[.$B$1]+[.B15]*[.$C$1]" office:value-type="float" office:value="2.8" calcext:value-type="float">
            <text:p>2,80</text:p>
          </table:table-cell>
          <table:table-cell table:style-name="ce10" table:formula="of:=[.$B$2]*[.D$5]*[.$C15]" office:value-type="float" office:value="2.8" calcext:value-type="float">
            <text:p>3</text:p>
          </table:table-cell>
          <table:table-cell table:style-name="ce10" table:formula="of:=[.$C$2]*[.E$5]*[.$C15]" office:value-type="float" office:value="56" calcext:value-type="float">
            <text:p>56</text:p>
          </table:table-cell>
          <table:table-cell table:style-name="ce10" table:formula="of:=[.$B$2]*[.F$5]*[.$C15]" office:value-type="float" office:value="53.2" calcext:value-type="float">
            <text:p>53</text:p>
          </table:table-cell>
          <table:table-cell table:style-name="ce10" table:formula="of:=[.$C$2]*[.G$5]*[.$C15]" office:value-type="float" office:value="1064" calcext:value-type="float">
            <text:p>1 064</text:p>
          </table:table-cell>
          <table:table-cell table:style-name="ce10" table:formula="of:=[.$B$2]*[.H$5]*[.$C15]" office:value-type="float" office:value="128.8" calcext:value-type="float">
            <text:p>129</text:p>
          </table:table-cell>
          <table:table-cell table:style-name="ce10" table:formula="of:=[.$C$2]*[.I$5]*[.$C15]" office:value-type="float" office:value="2576" calcext:value-type="float">
            <text:p>2 576</text:p>
          </table:table-cell>
          <table:table-cell table:style-name="ce10" table:formula="of:=[.$B$2]*[.J$5]*[.$C15]" office:value-type="float" office:value="254.8" calcext:value-type="float">
            <text:p>255</text:p>
          </table:table-cell>
          <table:table-cell table:style-name="ce10" table:formula="of:=[.$C$2]*[.K$5]*[.$C15]" office:value-type="float" office:value="5096" calcext:value-type="float">
            <text:p>5 096</text:p>
          </table:table-cell>
          <table:table-cell table:style-name="ce10" table:formula="of:=[.$B$2]*[.L$5]*[.$C15]" office:value-type="float" office:value="509.6" calcext:value-type="float">
            <text:p>510</text:p>
          </table:table-cell>
          <table:table-cell table:style-name="ce10" table:formula="of:=[.$C$2]*[.M$5]*[.$C15]" office:value-type="float" office:value="10192" calcext:value-type="float">
            <text:p>10 19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$B$1]+[.B16]*[.$C$1]" office:value-type="float" office:value="3" calcext:value-type="float">
            <text:p>3,00</text:p>
          </table:table-cell>
          <table:table-cell table:style-name="ce10" table:formula="of:=[.$B$2]*[.D$5]*[.$C16]" office:value-type="float" office:value="3" calcext:value-type="float">
            <text:p>3</text:p>
          </table:table-cell>
          <table:table-cell table:style-name="ce10" table:formula="of:=[.$C$2]*[.E$5]*[.$C16]" office:value-type="float" office:value="60" calcext:value-type="float">
            <text:p>60</text:p>
          </table:table-cell>
          <table:table-cell table:style-name="ce10" table:formula="of:=[.$B$2]*[.F$5]*[.$C16]" office:value-type="float" office:value="57" calcext:value-type="float">
            <text:p>57</text:p>
          </table:table-cell>
          <table:table-cell table:style-name="ce10" table:formula="of:=[.$C$2]*[.G$5]*[.$C16]" office:value-type="float" office:value="1140" calcext:value-type="float">
            <text:p>1 140</text:p>
          </table:table-cell>
          <table:table-cell table:style-name="ce10" table:formula="of:=[.$B$2]*[.H$5]*[.$C16]" office:value-type="float" office:value="138" calcext:value-type="float">
            <text:p>138</text:p>
          </table:table-cell>
          <table:table-cell table:style-name="ce10" table:formula="of:=[.$C$2]*[.I$5]*[.$C16]" office:value-type="float" office:value="2760" calcext:value-type="float">
            <text:p>2 760</text:p>
          </table:table-cell>
          <table:table-cell table:style-name="ce10" table:formula="of:=[.$B$2]*[.J$5]*[.$C16]" office:value-type="float" office:value="273" calcext:value-type="float">
            <text:p>273</text:p>
          </table:table-cell>
          <table:table-cell table:style-name="ce10" table:formula="of:=[.$C$2]*[.K$5]*[.$C16]" office:value-type="float" office:value="5460" calcext:value-type="float">
            <text:p>5 460</text:p>
          </table:table-cell>
          <table:table-cell table:style-name="ce10" table:formula="of:=[.$B$2]*[.L$5]*[.$C16]" office:value-type="float" office:value="546" calcext:value-type="float">
            <text:p>546</text:p>
          </table:table-cell>
          <table:table-cell table:style-name="ce10" table:formula="of:=[.$C$2]*[.M$5]*[.$C16]" office:value-type="float" office:value="10920" calcext:value-type="float">
            <text:p>10 920</text:p>
          </table:table-cell>
          <table:table-cell table:number-columns-repeated="101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eapons.B6:weapons.B16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weapons.D5:weapons.M5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 style:data-style-name="N2" text:time-value="13:56:17.1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6:36.052000000</meta:creation-date>
    <meta:generator>LibreOffice/5.0.2.2$Windows_X86_64 LibreOffice_project/37b43f919e4de5eeaca9b9755ed688758a8251fe</meta:generator>
    <dc:date>2015-12-26T17:17:51.420000000</dc:date>
    <meta:editing-duration>P1DT5H9M55S</meta:editing-duration>
    <meta:editing-cycles>15</meta:editing-cycles>
    <meta:document-statistic meta:table-count="2" meta:cell-count="231" meta:object-count="0"/>
  </office:meta>
</office:document-meta>
</file>